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5ac1" officeooo:paragraph-rsid="00115ac1"/>
    </style:style>
    <style:style style:name="P2" style:family="paragraph" style:parent-style-name="Standard">
      <style:text-properties officeooo:rsid="0012cfad" officeooo:paragraph-rsid="0012cfad"/>
    </style:style>
    <style:style style:name="P3" style:family="paragraph" style:parent-style-name="Standard">
      <style:text-properties officeooo:rsid="00115ac1" officeooo:paragraph-rsid="00115ac1"/>
    </style:style>
    <style:style style:name="P4" style:family="paragraph" style:parent-style-name="Standard">
      <style:paragraph-properties fo:line-height="150%"/>
      <style:text-properties officeooo:rsid="00115ac1" officeooo:paragraph-rsid="00115ac1"/>
    </style:style>
    <style:style style:name="P5" style:family="paragraph" style:parent-style-name="Standard">
      <style:paragraph-properties fo:line-height="150%"/>
      <style:text-properties officeooo:paragraph-rsid="00115ac1"/>
    </style:style>
    <style:style style:name="T1" style:family="text">
      <style:text-properties officeooo:rsid="0012cfad"/>
    </style:style>
    <style:style style:name="T2" style:family="text">
      <style:text-properties fo:font-weight="bold"/>
    </style:style>
    <style:style style:name="T3" style:family="text">
      <style:text-properties officeooo:rsid="00115ac1"/>
    </style:style>
    <style:style style:name="T4" style:family="text">
      <style:text-properties officeooo:rsid="0013456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1<text:tab/><text:tab/></text:p>
      <text:p text:style-name="P1"><text:tab/><text:tab/><text:tab/><text:tab/><text:tab/>INTRODUCTION</text:p>
      <text:p text:style-name="P1"/>
      <text:p text:style-name="P1">1.1 INTRODUCTION</text:p>
      <text:p text:style-name="P1"/>
      <text:p text:style-name="P5"><text:span text:style-name="T3"><text:tab/></text:span><text:span text:style-name="T4">S</text:span><text:span text:style-name="T3">econdary education,as well as other area of life, now a days is influenced by four complex and interrelated processes globalization, internationalization, virtualization, industrialization.</text:span></text:p>
      <text:p text:style-name="P4">Today technology is booming all over the world. Many countries have developed through the use of technology in blended learning is being used in educational institute all over the world.</text:p>
      <text:p text:style-name="P4">First and foremost , blended learning is simply the integration of technology into the curriculum whether students are utilizing digital media to gather information or computers to complete assignments the actual combination of technology and the curriculum is the hallmark of blended learning . </text:p>
      <text:p text:style-name="P4"/>
      <text:p text:style-name="P5"><text:span text:style-name="T3"><text:tab/></text:span><text:span text:style-name="T2">Blended learning</text:span>, also known as <text:span text:style-name="T2">hybrid learning</text:span>, is an approach to education that combines online educational materials and opportunities for interaction online with traditional place-based classroom methods. It requires the physical presence of both teacher and student, with some elements of student control over time, place, path, or pace. While students still attend "brick-and-mortar" schools with a teacher present, face-to-face classroom practices are combined with <text:span text:style-name="T4">computer medicated activities</text:span> regarding content and delivery.</text:p>
      <text:p text:style-name="P1"/>
      <text:p text:style-name="P1"><text:s text:c="8"/></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2 <text:s/>statement of the problem</text:p>
      <text:p text:style-name="P1">The use of technology in the field of education is increasing day by day in the internationally developed countries and there is no doubt that pakistan is also using technology in its educational <text:span text:style-name="T1">institutions. Technology is being used in many major cities of pakistan.</text:span></text:p>
      <text:p text:style-name="P2">If we talk about Hyderabad then the use of technology is common in private school of hyderabad but whether technology is being used in public schools or not.</text:p>
      <text:p text:style-name="P2">This is my topic if technology is being used in government schools , what percentage is being used.</text:p>
      <text:p text:style-name="P2"/>
      <text:p text:style-name="P2"/>
      <text:p text:style-name="P2"/>
      <text:p text:style-name="P2">1.3 <text:s text:c="2"/>significance of the study</text:p>
      <text:p text:style-name="P2">I would like to see through my research work whether blended learning is being used in pakistan school and if so what percentage is being used .</text:p>
      <text:p text:style-name="P2">My research topic is blended learning and blended learning refer to how the technology can be used in the curriculum</text:p>
      <text:p text:style-name="P2">I would like to see the use of this technology in Qasaimabad Government as well as girls school at the secondary school level </text:p>
      <text:p text:style-name="P1"/>
      <text:p text:style-name="P1"/>
      <text:p text:style-name="P2">1.4 <text:s text:c="2"/>objectives of the problem</text:p>
      <text:p text:style-name="P2">1. To find out whether the projectors are used in school or not.</text:p>
      <text:p text:style-name="P2">2. To see whether multimedia used in school or not.</text:p>
      <text:p text:style-name="P2">3. To examine computers are used in school or not.</text:p>
      <text:p text:style-name="P2">4. To check what other technology is used in school.</text:p>
      <text:p text:style-name="P2"/>
      <text:p text:style-name="P2"/>
      <text:p text:style-name="P2"/>
      <text:p text:style-name="P2">1.5 <text:s text:c="2"/>Population</text:p>
      <text:p text:style-name="P2">Area :Qasimabad </text:p>
      <text:p text:style-name="P2">Level: Girls High School</text:p>
      <text:p text:style-name="P2">Total: Four schools (2 private and 2 government) </text:p>
      <text:p text:style-name="P1"/>
      <text:p text:style-name="P1"/>
      <text:p text:style-name="P1"/>
      <text:p text:style-name="P1"/>
      <text:p text:style-name="P1"/>
      <text:p text:style-name="P1"/>
      <text:p text:style-name="P1"><text:soft-page-break/></text:p>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3T21:04:12.587031357</meta:creation-date>
    <dc:date>2022-03-14T13:46:24.293934270</dc:date>
    <meta:editing-duration>PT12M47S</meta:editing-duration>
    <meta:editing-cycles>2</meta:editing-cycles>
    <meta:generator>LibreOffice/6.4.7.2$Linux_X86_64 LibreOffice_project/40$Build-2</meta:generator>
    <meta:document-statistic meta:table-count="0" meta:image-count="0" meta:object-count="0" meta:page-count="3" meta:paragraph-count="25" meta:word-count="408" meta:character-count="2583" meta:non-whitespace-character-count="2171"/>
  </office:meta>
</office:document-meta>
</file>